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m factor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Adj exec tm</text:p>
          </table:table-cell>
          <table:table-cell office:value-type="string" calcext:value-type="string">
            <text:p>Speed-up</text:p>
          </table:table-cell>
          <table:table-cell office:value-type="string" calcext:value-type="string">
            <text:p>Max abs err</text:p>
          </table:table-cell>
          <table:table-cell office:value-type="string" calcext:value-type="string">
            <text:p>Acc Factor</text:p>
          </table:table-cell>
          <table:table-cell office:value-type="string" calcext:value-type="string">
            <text:p>Avg abs err</text:p>
          </table:table-cell>
          <table:table-cell office:value-type="string" calcext:value-type="string">
            <text:p>Avg pcnt err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 table:number-columns-repeated="5"/>
          <table:table-cell office:value-type="float" office:value="17889" calcext:value-type="float">
            <text:p>17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</text:p>
          </table:table-cell>
          <table:table-cell table:formula="of:=[$'Code-size-without-each-fcn'.B3]-[$'Code-size-without-each-fcn'.B2]" office:value-type="float" office:value="5480" calcext:value-type="float">
            <text:p>5480</text:p>
          </table:table-cell>
          <table:table-cell table:formula="of:=[$'Code-size-without-each-fcn'.C3]-[$'Code-size-without-each-fcn'.C2]" office:value-type="float" office:value="0" calcext:value-type="float">
            <text:p>0</text:p>
          </table:table-cell>
          <table:table-cell table:formula="of:=[$'Code-size-without-each-fcn'.D3]-[$'Code-size-without-each-fcn'.D2]" office:value-type="float" office:value="0" calcext:value-type="float">
            <text:p>0</text:p>
          </table:table-cell>
          <table:table-cell table:formula="of:=SUM([.B3:.D3])" office:value-type="float" office:value="5480" calcext:value-type="float">
            <text:p>5480</text:p>
          </table:table-cell>
          <table:table-cell/>
          <table:table-cell office:value-type="float" office:value="64903" calcext:value-type="float">
            <text:p>64903</text:p>
          </table:table-cell>
          <table:table-cell table:formula="of:=[.G3]-[.$G$2]" office:value-type="float" office:value="47014" calcext:value-type="float">
            <text:p>47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T dbl</text:p>
          </table:table-cell>
          <table:table-cell table:formula="of:=[$'Code-size-without-each-fcn'.B4]-[$'Code-size-without-each-fcn'.B$3]" office:value-type="float" office:value="256" calcext:value-type="float">
            <text:p>256</text:p>
          </table:table-cell>
          <table:table-cell table:formula="of:=[$'Code-size-without-each-fcn'.C4]-[$'Code-size-without-each-fcn'.C$3]" office:value-type="float" office:value="0" calcext:value-type="float">
            <text:p>0</text:p>
          </table:table-cell>
          <table:table-cell table:formula="of:=[$'Code-size-without-each-fcn'.D4]-[$'Code-size-without-each-fcn'.D$3]" office:value-type="float" office:value="3228" calcext:value-type="float">
            <text:p>3228</text:p>
          </table:table-cell>
          <table:table-cell table:formula="of:=SUM([.B4:.D4])" office:value-type="float" office:value="3484" calcext:value-type="float">
            <text:p>3484</text:p>
          </table:table-cell>
          <table:table-cell table:formula="of:=[.$E$3]/[.E4]" office:value-type="float" office:value="1.57290470723307" calcext:value-type="float">
            <text:p>1.57290470723307</text:p>
          </table:table-cell>
          <table:table-cell office:value-type="float" office:value="24571" calcext:value-type="float">
            <text:p>24571</text:p>
          </table:table-cell>
          <table:table-cell table:formula="of:=[.G4]-[.$G$2]" office:value-type="float" office:value="6682" calcext:value-type="float">
            <text:p>6682</text:p>
          </table:table-cell>
          <table:table-cell table:formula="of:=[.$H$3]/[.H4]" office:value-type="float" office:value="7.03591739000299" calcext:value-type="float">
            <text:p>7.03591739000299</text:p>
          </table:table-cell>
          <table:table-cell office:value-type="float" office:value="0.00763746508994228" calcext:value-type="float">
            <text:p>0.007637465089942</text:p>
          </table:table-cell>
          <table:table-cell/>
          <table:table-cell office:value-type="float" office:value="0.00258852091483833" calcext:value-type="float">
            <text:p>0.002588520914838</text:p>
          </table:table-cell>
          <table:table-cell office:value-type="float" office:value="2.48942496591489" calcext:value-type="float">
            <text:p>2.48942496591489</text:p>
          </table:table-cell>
        </table:table-row>
        <table:table-row table:style-name="ro1">
          <table:table-cell office:value-type="string" calcext:value-type="string">
            <text:p>LUT flt</text:p>
          </table:table-cell>
          <table:table-cell table:formula="of:=[$'Code-size-without-each-fcn'.B5]-[$'Code-size-without-each-fcn'.B$3]" office:value-type="float" office:value="1120" calcext:value-type="float">
            <text:p>1120</text:p>
          </table:table-cell>
          <table:table-cell table:formula="of:=[$'Code-size-without-each-fcn'.C5]-[$'Code-size-without-each-fcn'.C$3]" office:value-type="float" office:value="0" calcext:value-type="float">
            <text:p>0</text:p>
          </table:table-cell>
          <table:table-cell table:formula="of:=[$'Code-size-without-each-fcn'.D5]-[$'Code-size-without-each-fcn'.D$3]" office:value-type="float" office:value="1616" calcext:value-type="float">
            <text:p>1616</text:p>
          </table:table-cell>
          <table:table-cell table:formula="of:=SUM([.B5:.D5])" office:value-type="float" office:value="2736" calcext:value-type="float">
            <text:p>2736</text:p>
          </table:table-cell>
          <table:table-cell table:formula="of:=[.$E$3]/[.E5]" office:value-type="float" office:value="2.00292397660819" calcext:value-type="float">
            <text:p>2.00292397660819</text:p>
          </table:table-cell>
          <table:table-cell office:value-type="float" office:value="24262" calcext:value-type="float">
            <text:p>24262</text:p>
          </table:table-cell>
          <table:table-cell table:formula="of:=[.G5]-[.$G$2]" office:value-type="float" office:value="6373" calcext:value-type="float">
            <text:p>6373</text:p>
          </table:table-cell>
          <table:table-cell table:formula="of:=[.$H$3]/[.H5]" office:value-type="float" office:value="7.37705946963753" calcext:value-type="float">
            <text:p>7.37705946963753</text:p>
          </table:table-cell>
          <table:table-cell office:value-type="float" office:value="0.00759723162770964" calcext:value-type="float">
            <text:p>0.00759723162771</text:p>
          </table:table-cell>
          <table:table-cell/>
          <table:table-cell office:value-type="float" office:value="0.00248249427005735" calcext:value-type="float">
            <text:p>0.002482494270057</text:p>
          </table:table-cell>
          <table:table-cell office:value-type="float" office:value="1.45405665926401" calcext:value-type="float">
            <text:p>1.45405665926401</text:p>
          </table:table-cell>
        </table:table-row>
        <table:table-row table:style-name="ro1">
          <table:table-cell office:value-type="string" calcext:value-type="string">
            <text:p>LUT fxd</text:p>
          </table:table-cell>
          <table:table-cell table:formula="of:=[$'Code-size-without-each-fcn'.B6]-[$'Code-size-without-each-fcn'.B$3]" office:value-type="float" office:value="192" calcext:value-type="float">
            <text:p>192</text:p>
          </table:table-cell>
          <table:table-cell table:formula="of:=[$'Code-size-without-each-fcn'.C6]-[$'Code-size-without-each-fcn'.C$3]" office:value-type="float" office:value="0" calcext:value-type="float">
            <text:p>0</text:p>
          </table:table-cell>
          <table:table-cell table:formula="of:=[$'Code-size-without-each-fcn'.D6]-[$'Code-size-without-each-fcn'.D$3]" office:value-type="float" office:value="1616" calcext:value-type="float">
            <text:p>1616</text:p>
          </table:table-cell>
          <table:table-cell table:formula="of:=SUM([.B6:.D6])" office:value-type="float" office:value="1808" calcext:value-type="float">
            <text:p>1808</text:p>
          </table:table-cell>
          <table:table-cell table:formula="of:=[.$E$3]/[.E6]" office:value-type="float" office:value="3.03097345132743" calcext:value-type="float">
            <text:p>3.03097345132743</text:p>
          </table:table-cell>
          <table:table-cell office:value-type="float" office:value="18622" calcext:value-type="float">
            <text:p>18622</text:p>
          </table:table-cell>
          <table:table-cell table:formula="of:=[.G6]-[.$G$2]" office:value-type="float" office:value="733" calcext:value-type="float">
            <text:p>733</text:p>
          </table:table-cell>
          <table:table-cell table:formula="of:=[.$H$3]/[.H6]" office:value-type="float" office:value="64.1391541609823" calcext:value-type="float">
            <text:p>64.1391541609823</text:p>
          </table:table-cell>
          <table:table-cell office:value-type="float" office:value="0.00777905312498856" calcext:value-type="float">
            <text:p>0.007779053124989</text:p>
          </table:table-cell>
          <table:table-cell/>
          <table:table-cell office:value-type="float" office:value="0.00248327479818489" calcext:value-type="float">
            <text:p>0.002483274798185</text:p>
          </table:table-cell>
          <table:table-cell office:value-type="float" office:value="1.60877326689443" calcext:value-type="float">
            <text:p>1.60877326689443</text:p>
          </table:table-cell>
        </table:table-row>
        <table:table-row table:style-name="ro1">
          <table:table-cell office:value-type="string" calcext:value-type="string">
            <text:p>LUT fxd safe</text:p>
          </table:table-cell>
          <table:table-cell table:formula="of:=[$'Code-size-without-each-fcn'.B7]-[$'Code-size-without-each-fcn'.B$3]" office:value-type="float" office:value="444" calcext:value-type="float">
            <text:p>444</text:p>
          </table:table-cell>
          <table:table-cell table:formula="of:=[$'Code-size-without-each-fcn'.C7]-[$'Code-size-without-each-fcn'.C$3]" office:value-type="float" office:value="0" calcext:value-type="float">
            <text:p>0</text:p>
          </table:table-cell>
          <table:table-cell table:formula="of:=[$'Code-size-without-each-fcn'.D7]-[$'Code-size-without-each-fcn'.D$3]" office:value-type="float" office:value="1616" calcext:value-type="float">
            <text:p>1616</text:p>
          </table:table-cell>
          <table:table-cell table:formula="of:=SUM([.B7:.D7])" office:value-type="float" office:value="2060" calcext:value-type="float">
            <text:p>2060</text:p>
          </table:table-cell>
          <table:table-cell table:formula="of:=[.$E$3]/[.E7]" office:value-type="float" office:value="2.66019417475728" calcext:value-type="float">
            <text:p>2.66019417475728</text:p>
          </table:table-cell>
          <table:table-cell office:value-type="float" office:value="19234" calcext:value-type="float">
            <text:p>19234</text:p>
          </table:table-cell>
          <table:table-cell table:formula="of:=[.G7]-[.$G$2]" office:value-type="float" office:value="1345" calcext:value-type="float">
            <text:p>1345</text:p>
          </table:table-cell>
          <table:table-cell table:formula="of:=[.$H$3]/[.H7]" office:value-type="float" office:value="34.9546468401487" calcext:value-type="float">
            <text:p>34.9546468401487</text:p>
          </table:table-cell>
          <table:table-cell office:value-type="float" office:value="0.00775668213322808" calcext:value-type="float">
            <text:p>0.007756682133228</text:p>
          </table:table-cell>
          <table:table-cell/>
          <table:table-cell office:value-type="float" office:value="0.00250654487246963" calcext:value-type="float">
            <text:p>0.00250654487247</text:p>
          </table:table-cell>
          <table:table-cell office:value-type="float" office:value="1.46283726012665" calcext:value-type="float">
            <text:p>1.46283726012665</text:p>
          </table:table-cell>
        </table:table-row>
        <table:table-row table:style-name="ro1">
          <table:table-cell office:value-type="string" calcext:value-type="string">
            <text:p>Dbl interp</text:p>
          </table:table-cell>
          <table:table-cell table:formula="of:=[$'Code-size-without-each-fcn'.B8]-[$'Code-size-without-each-fcn'.B$3]" office:value-type="float" office:value="320" calcext:value-type="float">
            <text:p>320</text:p>
          </table:table-cell>
          <table:table-cell table:formula="of:=[$'Code-size-without-each-fcn'.C8]-[$'Code-size-without-each-fcn'.C$3]" office:value-type="float" office:value="0" calcext:value-type="float">
            <text:p>0</text:p>
          </table:table-cell>
          <table:table-cell table:formula="of:=[$'Code-size-without-each-fcn'.D8]-[$'Code-size-without-each-fcn'.D$3]" office:value-type="float" office:value="3228" calcext:value-type="float">
            <text:p>3228</text:p>
          </table:table-cell>
          <table:table-cell table:formula="of:=SUM([.B8:.D8])" office:value-type="float" office:value="3548" calcext:value-type="float">
            <text:p>3548</text:p>
          </table:table-cell>
          <table:table-cell table:formula="of:=[.$E$3]/[.E8]" office:value-type="float" office:value="1.5445321307779" calcext:value-type="float">
            <text:p>1.5445321307779</text:p>
          </table:table-cell>
          <table:table-cell office:value-type="float" office:value="31820" calcext:value-type="float">
            <text:p>31820</text:p>
          </table:table-cell>
          <table:table-cell table:formula="of:=[.G8]-[.$G$2]" office:value-type="float" office:value="13931" calcext:value-type="float">
            <text:p>13931</text:p>
          </table:table-cell>
          <table:table-cell table:formula="of:=[.$H$3]/[.H8]" office:value-type="float" office:value="3.37477568013782" calcext:value-type="float">
            <text:p>3.37477568013782</text:p>
          </table:table-cell>
          <table:table-cell table:style-name="ce1" office:value-type="float" office:value="0.0000304920290281618" calcext:value-type="float">
            <text:p>3.05E-05</text:p>
          </table:table-cell>
          <table:table-cell table:formula="of:=[.J4]/[.J8]" office:value-type="float" office:value="250.474151224521" calcext:value-type="float">
            <text:p>250.474151224521</text:p>
          </table:table-cell>
          <table:table-cell table:style-name="ce1" office:value-type="float" office:value="0.0000127557177159269" calcext:value-type="float">
            <text:p>1.28E-05</text:p>
          </table:table-cell>
          <table:table-cell office:value-type="float" office:value="0.00201373705683645" calcext:value-type="float">
            <text:p>0.002013737056836</text:p>
          </table:table-cell>
        </table:table-row>
        <table:table-row table:style-name="ro1">
          <table:table-cell office:value-type="string" calcext:value-type="string">
            <text:p>Flt interp</text:p>
          </table:table-cell>
          <table:table-cell table:formula="of:=[$'Code-size-without-each-fcn'.B9]-[$'Code-size-without-each-fcn'.B$3]" office:value-type="float" office:value="1232" calcext:value-type="float">
            <text:p>1232</text:p>
          </table:table-cell>
          <table:table-cell table:formula="of:=[$'Code-size-without-each-fcn'.C9]-[$'Code-size-without-each-fcn'.C$3]" office:value-type="float" office:value="0" calcext:value-type="float">
            <text:p>0</text:p>
          </table:table-cell>
          <table:table-cell table:formula="of:=[$'Code-size-without-each-fcn'.D9]-[$'Code-size-without-each-fcn'.D$3]" office:value-type="float" office:value="1616" calcext:value-type="float">
            <text:p>1616</text:p>
          </table:table-cell>
          <table:table-cell table:formula="of:=SUM([.B9:.D9])" office:value-type="float" office:value="2848" calcext:value-type="float">
            <text:p>2848</text:p>
          </table:table-cell>
          <table:table-cell table:formula="of:=[.$E$3]/[.E9]" office:value-type="float" office:value="1.92415730337079" calcext:value-type="float">
            <text:p>1.92415730337079</text:p>
          </table:table-cell>
          <table:table-cell office:value-type="float" office:value="27814" calcext:value-type="float">
            <text:p>27814</text:p>
          </table:table-cell>
          <table:table-cell table:formula="of:=[.G9]-[.$G$2]" office:value-type="float" office:value="9925" calcext:value-type="float">
            <text:p>9925</text:p>
          </table:table-cell>
          <table:table-cell table:formula="of:=[.$H$3]/[.H9]" office:value-type="float" office:value="4.73692695214106" calcext:value-type="float">
            <text:p>4.73692695214106</text:p>
          </table:table-cell>
          <table:table-cell table:style-name="ce1" office:value-type="float" office:value="0.0000304939719008024" calcext:value-type="float">
            <text:p>3.05E-05</text:p>
          </table:table-cell>
          <table:table-cell table:formula="of:=[.J5]/[.J9]" office:value-type="float" office:value="249.138802004003" calcext:value-type="float">
            <text:p>249.138802004003</text:p>
          </table:table-cell>
          <table:table-cell table:style-name="ce1" office:value-type="float" office:value="0.0000129100905675225" calcext:value-type="float">
            <text:p>1.29E-05</text:p>
          </table:table-cell>
          <table:table-cell office:value-type="float" office:value="0.00209325346342878" calcext:value-type="float">
            <text:p>0.002093253463429</text:p>
          </table:table-cell>
        </table:table-row>
        <table:table-row table:style-name="ro1">
          <table:table-cell office:value-type="string" calcext:value-type="string">
            <text:p>Fxd interp</text:p>
          </table:table-cell>
          <table:table-cell table:formula="of:=[$'Code-size-without-each-fcn'.B10]-[$'Code-size-without-each-fcn'.B$3]" office:value-type="float" office:value="224" calcext:value-type="float">
            <text:p>224</text:p>
          </table:table-cell>
          <table:table-cell table:formula="of:=[$'Code-size-without-each-fcn'.C10]-[$'Code-size-without-each-fcn'.C$3]" office:value-type="float" office:value="0" calcext:value-type="float">
            <text:p>0</text:p>
          </table:table-cell>
          <table:table-cell table:formula="of:=[$'Code-size-without-each-fcn'.D10]-[$'Code-size-without-each-fcn'.D$3]" office:value-type="float" office:value="1616" calcext:value-type="float">
            <text:p>1616</text:p>
          </table:table-cell>
          <table:table-cell table:formula="of:=SUM([.B10:.D10])" office:value-type="float" office:value="1840" calcext:value-type="float">
            <text:p>1840</text:p>
          </table:table-cell>
          <table:table-cell table:formula="of:=[.$E$3]/[.E10]" office:value-type="float" office:value="2.97826086956522" calcext:value-type="float">
            <text:p>2.97826086956522</text:p>
          </table:table-cell>
          <table:table-cell office:value-type="float" office:value="18898" calcext:value-type="float">
            <text:p>18898</text:p>
          </table:table-cell>
          <table:table-cell table:formula="of:=[.G10]-[.$G$2]" office:value-type="float" office:value="1009" calcext:value-type="float">
            <text:p>1009</text:p>
          </table:table-cell>
          <table:table-cell table:formula="of:=[.$H$3]/[.H10]" office:value-type="float" office:value="46.5946481665015" calcext:value-type="float">
            <text:p>46.5946481665015</text:p>
          </table:table-cell>
          <table:table-cell table:style-name="ce1" office:value-type="float" office:value="0.0000305130109919949" calcext:value-type="float">
            <text:p>3.05E-05</text:p>
          </table:table-cell>
          <table:table-cell table:formula="of:=[.J6]/[.J10]" office:value-type="float" office:value="254.942166377137" calcext:value-type="float">
            <text:p>254.942166377137</text:p>
          </table:table-cell>
          <table:table-cell table:style-name="ce1" office:value-type="float" office:value="0.0000132836134020911" calcext:value-type="float">
            <text:p>1.33E-05</text:p>
          </table:table-cell>
          <table:table-cell office:value-type="float" office:value="0.00207051624925607" calcext:value-type="float">
            <text:p>0.002070516249256</text:p>
          </table:table-cell>
        </table:table-row>
        <table:table-row table:style-name="ro1">
          <table:table-cell office:value-type="string" calcext:value-type="string">
            <text:p>Fxd intp safe</text:p>
          </table:table-cell>
          <table:table-cell table:formula="of:=[$'Code-size-without-each-fcn'.B11]-[$'Code-size-without-each-fcn'.B$3]" office:value-type="float" office:value="668" calcext:value-type="float">
            <text:p>668</text:p>
          </table:table-cell>
          <table:table-cell table:formula="of:=[$'Code-size-without-each-fcn'.C11]-[$'Code-size-without-each-fcn'.C$3]" office:value-type="float" office:value="0" calcext:value-type="float">
            <text:p>0</text:p>
          </table:table-cell>
          <table:table-cell table:formula="of:=[$'Code-size-without-each-fcn'.D11]-[$'Code-size-without-each-fcn'.D$3]" office:value-type="float" office:value="1616" calcext:value-type="float">
            <text:p>1616</text:p>
          </table:table-cell>
          <table:table-cell table:formula="of:=SUM([.B11:.D11])" office:value-type="float" office:value="2284" calcext:value-type="float">
            <text:p>2284</text:p>
          </table:table-cell>
          <table:table-cell table:formula="of:=[.$E$3]/[.E11]" office:value-type="float" office:value="2.39929947460595" calcext:value-type="float">
            <text:p>2.39929947460595</text:p>
          </table:table-cell>
          <table:table-cell office:value-type="float" office:value="20499" calcext:value-type="float">
            <text:p>20499</text:p>
          </table:table-cell>
          <table:table-cell table:formula="of:=[.G11]-[.$G$2]" office:value-type="float" office:value="2610" calcext:value-type="float">
            <text:p>2610</text:p>
          </table:table-cell>
          <table:table-cell table:formula="of:=[.$H$3]/[.H11]" office:value-type="float" office:value="18.0130268199234" calcext:value-type="float">
            <text:p>18.0130268199234</text:p>
          </table:table-cell>
          <table:table-cell table:style-name="ce1" office:value-type="float" office:value="0.0000305133628563103" calcext:value-type="float">
            <text:p>3.05E-05</text:p>
          </table:table-cell>
          <table:table-cell table:formula="of:=[.J7]/[.J11]" office:value-type="float" office:value="254.206072590388" calcext:value-type="float">
            <text:p>254.206072590388</text:p>
          </table:table-cell>
          <table:table-cell table:style-name="ce1" office:value-type="float" office:value="0.0000131421744645289" calcext:value-type="float">
            <text:p>1.31E-05</text:p>
          </table:table-cell>
          <table:table-cell office:value-type="float" office:value="0.00210111973801249" calcext:value-type="float">
            <text:p>0.002101119738013</text:p>
          </table:table-cell>
        </table:table-row>
        <table:table-row table:style-name="ro1">
          <table:table-cell office:value-type="string" calcext:value-type="string">
            <text:p>Dbl Nonuni</text:p>
          </table:table-cell>
          <table:table-cell table:formula="of:=[$'Code-size-without-each-fcn'.B12]-[$'Code-size-without-each-fcn'.B$3]" office:value-type="float" office:value="824" calcext:value-type="float">
            <text:p>824</text:p>
          </table:table-cell>
          <table:table-cell table:formula="of:=[$'Code-size-without-each-fcn'.C12]-[$'Code-size-without-each-fcn'.C$3]" office:value-type="float" office:value="0" calcext:value-type="float">
            <text:p>0</text:p>
          </table:table-cell>
          <table:table-cell table:formula="of:=[$'Code-size-without-each-fcn'.D12]-[$'Code-size-without-each-fcn'.D$3]" office:value-type="float" office:value="0" calcext:value-type="float">
            <text:p>0</text:p>
          </table:table-cell>
          <table:table-cell table:formula="of:=SUM([.B12:.D12])" office:value-type="float" office:value="824" calcext:value-type="float">
            <text:p>824</text:p>
          </table:table-cell>
          <table:table-cell table:formula="of:=[.$E$3]/[.E12]" office:value-type="float" office:value="6.6504854368932" calcext:value-type="float">
            <text:p>6.6504854368932</text:p>
          </table:table-cell>
          <table:table-cell office:value-type="float" office:value="58741" calcext:value-type="float">
            <text:p>58741</text:p>
          </table:table-cell>
          <table:table-cell table:formula="of:=[.G12]-[.$G$2]" office:value-type="float" office:value="40852" calcext:value-type="float">
            <text:p>40852</text:p>
          </table:table-cell>
          <table:table-cell table:formula="of:=[.$H$3]/[.H12]" office:value-type="float" office:value="1.15083716831489" calcext:value-type="float">
            <text:p>1.15083716831489</text:p>
          </table:table-cell>
          <table:table-cell office:value-type="float" office:value="0.00694288649381625" calcext:value-type="float">
            <text:p>0.006942886493816</text:p>
          </table:table-cell>
          <table:table-cell table:formula="of:=[.J4]/[.J12]" office:value-type="float" office:value="1.10004176170022" calcext:value-type="float">
            <text:p>1.10004176170022</text:p>
          </table:table-cell>
          <table:table-cell office:value-type="float" office:value="0.00357473969850165" calcext:value-type="float">
            <text:p>0.003574739698502</text:p>
          </table:table-cell>
          <table:table-cell office:value-type="float" office:value="0.618574338072978" calcext:value-type="float">
            <text:p>0.618574338072978</text:p>
          </table:table-cell>
        </table:table-row>
        <table:table-row table:style-name="ro1">
          <table:table-cell office:value-type="string" calcext:value-type="string">
            <text:p>Flt Nonuni</text:p>
          </table:table-cell>
          <table:table-cell table:formula="of:=[$'Code-size-without-each-fcn'.B13]-[$'Code-size-without-each-fcn'.B$3]" office:value-type="float" office:value="1432" calcext:value-type="float">
            <text:p>1432</text:p>
          </table:table-cell>
          <table:table-cell table:formula="of:=[$'Code-size-without-each-fcn'.C13]-[$'Code-size-without-each-fcn'.C$3]" office:value-type="float" office:value="0" calcext:value-type="float">
            <text:p>0</text:p>
          </table:table-cell>
          <table:table-cell table:formula="of:=[$'Code-size-without-each-fcn'.D13]-[$'Code-size-without-each-fcn'.D$3]" office:value-type="float" office:value="0" calcext:value-type="float">
            <text:p>0</text:p>
          </table:table-cell>
          <table:table-cell table:formula="of:=SUM([.B13:.D13])" office:value-type="float" office:value="1432" calcext:value-type="float">
            <text:p>1432</text:p>
          </table:table-cell>
          <table:table-cell table:formula="of:=[.$E$3]/[.E13]" office:value-type="float" office:value="3.8268156424581" calcext:value-type="float">
            <text:p>3.8268156424581</text:p>
          </table:table-cell>
          <table:table-cell office:value-type="float" office:value="43648" calcext:value-type="float">
            <text:p>43648</text:p>
          </table:table-cell>
          <table:table-cell table:formula="of:=[.G13]-[.$G$2]" office:value-type="float" office:value="25759" calcext:value-type="float">
            <text:p>25759</text:p>
          </table:table-cell>
          <table:table-cell table:formula="of:=[.$H$3]/[.H13]" office:value-type="float" office:value="1.82514849178928" calcext:value-type="float">
            <text:p>1.82514849178928</text:p>
          </table:table-cell>
          <table:table-cell office:value-type="float" office:value="0.00694293559864612" calcext:value-type="float">
            <text:p>0.006942935598646</text:p>
          </table:table-cell>
          <table:table-cell table:formula="of:=[.J5]/[.J13]" office:value-type="float" office:value="1.09423910387288" calcext:value-type="float">
            <text:p>1.09423910387288</text:p>
          </table:table-cell>
          <table:table-cell office:value-type="float" office:value="0.00362430684304548" calcext:value-type="float">
            <text:p>0.003624306843045</text:p>
          </table:table-cell>
          <table:table-cell office:value-type="float" office:value="0.628343785928246" calcext:value-type="float">
            <text:p>0.628343785928246</text:p>
          </table:table-cell>
        </table:table-row>
        <table:table-row table:style-name="ro1">
          <table:table-cell office:value-type="string" calcext:value-type="string">
            <text:p>Fxd Nonuni</text:p>
          </table:table-cell>
          <table:table-cell table:formula="of:=[$'Code-size-without-each-fcn'.B14]-[$'Code-size-without-each-fcn'.B$3]" office:value-type="float" office:value="1376" calcext:value-type="float">
            <text:p>1376</text:p>
          </table:table-cell>
          <table:table-cell table:formula="of:=[$'Code-size-without-each-fcn'.C14]-[$'Code-size-without-each-fcn'.C$3]" office:value-type="float" office:value="0" calcext:value-type="float">
            <text:p>0</text:p>
          </table:table-cell>
          <table:table-cell table:formula="of:=[$'Code-size-without-each-fcn'.D14]-[$'Code-size-without-each-fcn'.D$3]" office:value-type="float" office:value="0" calcext:value-type="float">
            <text:p>0</text:p>
          </table:table-cell>
          <table:table-cell table:formula="of:=SUM([.B14:.D14])" office:value-type="float" office:value="1376" calcext:value-type="float">
            <text:p>1376</text:p>
          </table:table-cell>
          <table:table-cell table:formula="of:=[.$E$3]/[.E14]" office:value-type="float" office:value="3.98255813953488" calcext:value-type="float">
            <text:p>3.98255813953488</text:p>
          </table:table-cell>
          <table:table-cell office:value-type="float" office:value="24357" calcext:value-type="float">
            <text:p>24357</text:p>
          </table:table-cell>
          <table:table-cell table:formula="of:=[.G14]-[.$G$2]" office:value-type="float" office:value="6468" calcext:value-type="float">
            <text:p>6468</text:p>
          </table:table-cell>
          <table:table-cell table:formula="of:=[.$H$3]/[.H14]" office:value-type="float" office:value="7.2687074829932" calcext:value-type="float">
            <text:p>7.2687074829932</text:p>
          </table:table-cell>
          <table:table-cell office:value-type="float" office:value="0.00694243713150044" calcext:value-type="float">
            <text:p>0.0069424371315</text:p>
          </table:table-cell>
          <table:table-cell table:formula="of:=[.J6]/[.J14]" office:value-type="float" office:value="1.12050753613484" calcext:value-type="float">
            <text:p>1.12050753613484</text:p>
          </table:table-cell>
          <table:table-cell office:value-type="float" office:value="0.00347255277968168" calcext:value-type="float">
            <text:p>0.003472552779682</text:p>
          </table:table-cell>
          <table:table-cell office:value-type="float" office:value="0.610350875987434" calcext:value-type="float">
            <text:p>0.610350875987434</text:p>
          </table:table-cell>
        </table:table-row>
        <table:table-row table:style-name="ro1">
          <table:table-cell office:value-type="string" calcext:value-type="string">
            <text:p>Fxd NU safe</text:p>
          </table:table-cell>
          <table:table-cell table:formula="of:=[$'Code-size-without-each-fcn'.B15]-[$'Code-size-without-each-fcn'.B$3]" office:value-type="float" office:value="1916" calcext:value-type="float">
            <text:p>1916</text:p>
          </table:table-cell>
          <table:table-cell table:formula="of:=[$'Code-size-without-each-fcn'.C15]-[$'Code-size-without-each-fcn'.C$3]" office:value-type="float" office:value="0" calcext:value-type="float">
            <text:p>0</text:p>
          </table:table-cell>
          <table:table-cell table:formula="of:=[$'Code-size-without-each-fcn'.D15]-[$'Code-size-without-each-fcn'.D$3]" office:value-type="float" office:value="0" calcext:value-type="float">
            <text:p>0</text:p>
          </table:table-cell>
          <table:table-cell table:formula="of:=SUM([.B15:.D15])" office:value-type="float" office:value="1916" calcext:value-type="float">
            <text:p>1916</text:p>
          </table:table-cell>
          <table:table-cell table:formula="of:=[.$E$3]/[.E15]" office:value-type="float" office:value="2.86012526096033" calcext:value-type="float">
            <text:p>2.86012526096033</text:p>
          </table:table-cell>
          <table:table-cell office:value-type="float" office:value="26753" calcext:value-type="float">
            <text:p>26753</text:p>
          </table:table-cell>
          <table:table-cell table:formula="of:=[.G15]-[.$G$2]" office:value-type="float" office:value="8864" calcext:value-type="float">
            <text:p>8864</text:p>
          </table:table-cell>
          <table:table-cell table:formula="of:=[.$H$3]/[.H15]" office:value-type="float" office:value="5.30392599277978" calcext:value-type="float">
            <text:p>5.30392599277978</text:p>
          </table:table-cell>
          <table:table-cell office:value-type="float" office:value="0.00694249474389597" calcext:value-type="float">
            <text:p>0.006942494743896</text:p>
          </table:table-cell>
          <table:table-cell table:formula="of:=[.J7]/[.J15]" office:value-type="float" office:value="1.11727591008232" calcext:value-type="float">
            <text:p>1.11727591008232</text:p>
          </table:table-cell>
          <table:table-cell office:value-type="float" office:value="0.00339559085906237" calcext:value-type="float">
            <text:p>0.003395590859062</text:p>
          </table:table-cell>
          <table:table-cell office:value-type="float" office:value="0.60631194220764" calcext:value-type="float">
            <text:p>0.60631194220764</text:p>
          </table:table-cell>
        </table:table-row>
        <table:table-row table:style-name="ro1">
          <table:table-cell office:value-type="string" calcext:value-type="string">
            <text:p>Sin_32</text:p>
          </table:table-cell>
          <table:table-cell table:formula="of:=[$'Code-size-without-each-fcn'.B16]-[$'Code-size-without-each-fcn'.B$3]" office:value-type="float" office:value="2128" calcext:value-type="float">
            <text:p>2128</text:p>
          </table:table-cell>
          <table:table-cell table:formula="of:=[$'Code-size-without-each-fcn'.C16]-[$'Code-size-without-each-fcn'.C$3]" office:value-type="float" office:value="4" calcext:value-type="float">
            <text:p>4</text:p>
          </table:table-cell>
          <table:table-cell table:formula="of:=[$'Code-size-without-each-fcn'.D16]-[$'Code-size-without-each-fcn'.D$3]" office:value-type="float" office:value="-4" calcext:value-type="float">
            <text:p>-4</text:p>
          </table:table-cell>
          <table:table-cell table:formula="of:=SUM([.B16:.D16])" office:value-type="float" office:value="2128" calcext:value-type="float">
            <text:p>2128</text:p>
          </table:table-cell>
          <table:table-cell table:formula="of:=[.$E$3]/[.E16]" office:value-type="float" office:value="2.57518796992481" calcext:value-type="float">
            <text:p>2.57518796992481</text:p>
          </table:table-cell>
          <table:table-cell office:value-type="float" office:value="37541" calcext:value-type="float">
            <text:p>37541</text:p>
          </table:table-cell>
          <table:table-cell table:formula="of:=[.G16]-[.$G$2]" office:value-type="float" office:value="19652" calcext:value-type="float">
            <text:p>19652</text:p>
          </table:table-cell>
          <table:table-cell table:formula="of:=[.$H$3]/[.H16]" office:value-type="float" office:value="2.39232648076532" calcext:value-type="float">
            <text:p>2.39232648076532</text:p>
          </table:table-cell>
          <table:table-cell office:value-type="float" office:value="0.000596953393777078" calcext:value-type="float">
            <text:p>0.000596953393777</text:p>
          </table:table-cell>
          <table:table-cell/>
          <table:table-cell office:value-type="float" office:value="0.000374015636081799" calcext:value-type="float">
            <text:p>0.000374015636082</text:p>
          </table:table-cell>
          <table:table-cell office:value-type="float" office:value="0.43817687605616" calcext:value-type="float">
            <text:p>0.43817687605616</text:p>
          </table:table-cell>
        </table:table-row>
        <table:table-row table:style-name="ro1">
          <table:table-cell office:value-type="string" calcext:value-type="string">
            <text:p>Sin_52</text:p>
          </table:table-cell>
          <table:table-cell table:formula="of:=[$'Code-size-without-each-fcn'.B17]-[$'Code-size-without-each-fcn'.B$3]" office:value-type="float" office:value="2144" calcext:value-type="float">
            <text:p>2144</text:p>
          </table:table-cell>
          <table:table-cell table:formula="of:=[$'Code-size-without-each-fcn'.C17]-[$'Code-size-without-each-fcn'.C$3]" office:value-type="float" office:value="4" calcext:value-type="float">
            <text:p>4</text:p>
          </table:table-cell>
          <table:table-cell table:formula="of:=[$'Code-size-without-each-fcn'.D17]-[$'Code-size-without-each-fcn'.D$3]" office:value-type="float" office:value="-4" calcext:value-type="float">
            <text:p>-4</text:p>
          </table:table-cell>
          <table:table-cell table:formula="of:=SUM([.B17:.D17])" office:value-type="float" office:value="2144" calcext:value-type="float">
            <text:p>2144</text:p>
          </table:table-cell>
          <table:table-cell table:formula="of:=[.$E$3]/[.E17]" office:value-type="float" office:value="2.55597014925373" calcext:value-type="float">
            <text:p>2.55597014925373</text:p>
          </table:table-cell>
          <table:table-cell office:value-type="float" office:value="39900" calcext:value-type="float">
            <text:p>39900</text:p>
          </table:table-cell>
          <table:table-cell table:formula="of:=[.G17]-[.$G$2]" office:value-type="float" office:value="22011" calcext:value-type="float">
            <text:p>22011</text:p>
          </table:table-cell>
          <table:table-cell table:formula="of:=[.$H$3]/[.H17]" office:value-type="float" office:value="2.13593203398301" calcext:value-type="float">
            <text:p>2.13593203398301</text:p>
          </table:table-cell>
          <table:table-cell table:style-name="ce1" office:value-type="float" office:value="0.00000695668042352549" calcext:value-type="float">
            <text:p>6.96E-06</text:p>
          </table:table-cell>
          <table:table-cell table:formula="of:=[.J16]/[.J17]" office:value-type="float" office:value="85.8100929515683" calcext:value-type="float">
            <text:p>85.8100929515683</text:p>
          </table:table-cell>
          <table:table-cell table:style-name="ce1" office:value-type="float" office:value="0.00000421921398545518" calcext:value-type="float">
            <text:p>4.22E-06</text:p>
          </table:table-cell>
          <table:table-cell office:value-type="float" office:value="0.0015611629498907" calcext:value-type="float">
            <text:p>0.001561162949891</text:p>
          </table:table-cell>
        </table:table-row>
        <table:table-row table:style-name="ro1">
          <table:table-cell office:value-type="string" calcext:value-type="string">
            <text:p>Sin_73</text:p>
          </table:table-cell>
          <table:table-cell table:formula="of:=[$'Code-size-without-each-fcn'.B18]-[$'Code-size-without-each-fcn'.B$3]" office:value-type="float" office:value="1280" calcext:value-type="float">
            <text:p>1280</text:p>
          </table:table-cell>
          <table:table-cell table:formula="of:=[$'Code-size-without-each-fcn'.C18]-[$'Code-size-without-each-fcn'.C$3]" office:value-type="float" office:value="4" calcext:value-type="float">
            <text:p>4</text:p>
          </table:table-cell>
          <table:table-cell table:formula="of:=[$'Code-size-without-each-fcn'.D18]-[$'Code-size-without-each-fcn'.D$3]" office:value-type="float" office:value="-4" calcext:value-type="float">
            <text:p>-4</text:p>
          </table:table-cell>
          <table:table-cell table:formula="of:=SUM([.B18:.D18])" office:value-type="float" office:value="1280" calcext:value-type="float">
            <text:p>1280</text:p>
          </table:table-cell>
          <table:table-cell table:formula="of:=[.$E$3]/[.E18]" office:value-type="float" office:value="4.28125" calcext:value-type="float">
            <text:p>4.28125</text:p>
          </table:table-cell>
          <table:table-cell office:value-type="float" office:value="46013" calcext:value-type="float">
            <text:p>46013</text:p>
          </table:table-cell>
          <table:table-cell table:formula="of:=[.G18]-[.$G$2]" office:value-type="float" office:value="28124" calcext:value-type="float">
            <text:p>28124</text:p>
          </table:table-cell>
          <table:table-cell table:formula="of:=[.$H$3]/[.H18]" office:value-type="float" office:value="1.67166832598492" calcext:value-type="float">
            <text:p>1.67166832598492</text:p>
          </table:table-cell>
          <table:table-cell table:style-name="ce1" office:value-type="float" office:value="0.0000000465359989432201" calcext:value-type="float">
            <text:p>4.65E-08</text:p>
          </table:table-cell>
          <table:table-cell table:formula="of:=[.J17]/[.J18]" office:value-type="float" office:value="149.490299585349" calcext:value-type="float">
            <text:p>149.490299585349</text:p>
          </table:table-cell>
          <table:table-cell table:style-name="ce1" office:value-type="float" office:value="0.0000000303438868382953" calcext:value-type="float">
            <text:p>3.03E-08</text:p>
          </table:table-cell>
          <table:table-cell table:style-name="ce1" office:value-type="float" office:value="0.0000204355382017447" calcext:value-type="float">
            <text:p>2.04E-05</text:p>
          </table:table-cell>
        </table:table-row>
        <table:table-row table:style-name="ro1">
          <table:table-cell office:value-type="string" calcext:value-type="string">
            <text:p>Sin_121</text:p>
          </table:table-cell>
          <table:table-cell table:formula="of:=[$'Code-size-without-each-fcn'.B19]-[$'Code-size-without-each-fcn'.B$3]" office:value-type="float" office:value="1344" calcext:value-type="float">
            <text:p>1344</text:p>
          </table:table-cell>
          <table:table-cell table:formula="of:=[$'Code-size-without-each-fcn'.C19]-[$'Code-size-without-each-fcn'.C$3]" office:value-type="float" office:value="4" calcext:value-type="float">
            <text:p>4</text:p>
          </table:table-cell>
          <table:table-cell table:formula="of:=[$'Code-size-without-each-fcn'.D19]-[$'Code-size-without-each-fcn'.D$3]" office:value-type="float" office:value="-4" calcext:value-type="float">
            <text:p>-4</text:p>
          </table:table-cell>
          <table:table-cell table:formula="of:=SUM([.B19:.D19])" office:value-type="float" office:value="1344" calcext:value-type="float">
            <text:p>1344</text:p>
          </table:table-cell>
          <table:table-cell table:formula="of:=[.$E$3]/[.E19]" office:value-type="float" office:value="4.07738095238095" calcext:value-type="float">
            <text:p>4.07738095238095</text:p>
          </table:table-cell>
          <table:table-cell office:value-type="float" office:value="52984" calcext:value-type="float">
            <text:p>52984</text:p>
          </table:table-cell>
          <table:table-cell table:formula="of:=[.G19]-[.$G$2]" office:value-type="float" office:value="35095" calcext:value-type="float">
            <text:p>35095</text:p>
          </table:table-cell>
          <table:table-cell table:formula="of:=[.$H$3]/[.H19]" office:value-type="float" office:value="1.33962102863656" calcext:value-type="float">
            <text:p>1.33962102863656</text:p>
          </table:table-cell>
          <table:table-cell table:style-name="ce1" office:value-type="float" office:value="0.000000000000748297257491259" calcext:value-type="float">
            <text:p>7.48E-13</text:p>
          </table:table-cell>
          <table:table-cell table:formula="of:=[.J18]/[.J19]" office:value-type="float" office:value="62189.188156638" calcext:value-type="float">
            <text:p>62189.188156638</text:p>
          </table:table-cell>
          <table:table-cell table:style-name="ce1" office:value-type="float" office:value="0.000000000000470805092069211" calcext:value-type="float">
            <text:p>4.71E-13</text:p>
          </table:table-cell>
          <table:table-cell table:style-name="ce1" office:value-type="float" office:value="0.000000000582447916690235" calcext:value-type="float">
            <text:p>5.82E-10</text:p>
          </table:table-cell>
        </table:table-row>
      </table:table>
      <table:table table:name="Code-size-without-each-fcn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 office:value-type="float" office:value="9508" calcext:value-type="float">
            <text:p>9508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4988" calcext:value-type="float">
            <text:p>14988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LUT dbl</text:p>
          </table:table-cell>
          <table:table-cell office:value-type="float" office:value="15244" calcext:value-type="float">
            <text:p>15244</text:p>
          </table:table-cell>
          <table:table-cell office:value-type="float" office:value="124" calcext:value-type="float">
            <text:p>12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LUT flt</text:p>
          </table:table-cell>
          <table:table-cell office:value-type="float" office:value="16108" calcext:value-type="float">
            <text:p>16108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LUT fxd</text:p>
          </table:table-cell>
          <table:table-cell office:value-type="float" office:value="15180" calcext:value-type="float">
            <text:p>15180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LUT fxd safe</text:p>
          </table:table-cell>
          <table:table-cell office:value-type="float" office:value="15432" calcext:value-type="float">
            <text:p>15432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Dbl interp</text:p>
          </table:table-cell>
          <table:table-cell office:value-type="float" office:value="15308" calcext:value-type="float">
            <text:p>15308</text:p>
          </table:table-cell>
          <table:table-cell office:value-type="float" office:value="124" calcext:value-type="float">
            <text:p>12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Flt interp</text:p>
          </table:table-cell>
          <table:table-cell office:value-type="float" office:value="16220" calcext:value-type="float">
            <text:p>16220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Fxd interp</text:p>
          </table:table-cell>
          <table:table-cell office:value-type="float" office:value="15212" calcext:value-type="float">
            <text:p>15212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Fxd intp safe</text:p>
          </table:table-cell>
          <table:table-cell office:value-type="float" office:value="15656" calcext:value-type="float">
            <text:p>15656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Dbl Nonuni</text:p>
          </table:table-cell>
          <table:table-cell office:value-type="float" office:value="15812" calcext:value-type="float">
            <text:p>15812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lt Nonuni</text:p>
          </table:table-cell>
          <table:table-cell office:value-type="float" office:value="16420" calcext:value-type="float">
            <text:p>16420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xd Nonuni</text:p>
          </table:table-cell>
          <table:table-cell office:value-type="float" office:value="16364" calcext:value-type="float">
            <text:p>16364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xd NU safe</text:p>
          </table:table-cell>
          <table:table-cell office:value-type="float" office:value="16904" calcext:value-type="float">
            <text:p>16904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Sin_32</text:p>
          </table:table-cell>
          <table:table-cell office:value-type="float" office:value="17116" calcext:value-type="float">
            <text:p>17116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52</text:p>
          </table:table-cell>
          <table:table-cell office:value-type="float" office:value="17132" calcext:value-type="float">
            <text:p>17132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73</text:p>
          </table:table-cell>
          <table:table-cell office:value-type="float" office:value="16268" calcext:value-type="float">
            <text:p>16268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121</text:p>
          </table:table-cell>
          <table:table-cell office:value-type="float" office:value="16332" calcext:value-type="float">
            <text:p>16332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7:19:56.909382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09:44.893633572</meta:creation-date>
    <dc:date>2020-08-04T18:19:29.674653032</dc:date>
    <meta:editing-duration>P4DT12H56M8S</meta:editing-duration>
    <meta:editing-cycles>28</meta:editing-cycles>
    <meta:generator>LibreOffice/6.2.7.1$Linux_X86_64 LibreOffice_project/23edc44b61b830b7d749943e020e96f5a7df63bf</meta:generator>
    <meta:document-statistic meta:table-count="2" meta:cell-count="301" meta:object-count="0"/>
  </office:meta>
</office:document-meta>
</file>